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5f78" officeooo:paragraph-rsid="001c5f78"/>
    </style:style>
    <style:style style:name="P2" style:family="paragraph" style:parent-style-name="Standard">
      <style:text-properties officeooo:rsid="001c5f78" officeooo:paragraph-rsid="001f178a"/>
    </style:style>
    <style:style style:name="P3" style:family="paragraph" style:parent-style-name="Standard">
      <style:text-properties officeooo:rsid="001d5d88" officeooo:paragraph-rsid="001c5f78"/>
    </style:style>
    <style:style style:name="P4" style:family="paragraph" style:parent-style-name="Standard">
      <style:text-properties officeooo:rsid="001d5d88" officeooo:paragraph-rsid="001d5d88"/>
    </style:style>
    <style:style style:name="P5" style:family="paragraph" style:parent-style-name="Standard">
      <style:text-properties officeooo:rsid="0020d0d3" officeooo:paragraph-rsid="0020d0d3"/>
    </style:style>
    <style:style style:name="P6" style:family="paragraph" style:parent-style-name="Standard">
      <style:text-properties fo:font-weight="bold" officeooo:rsid="001c5f78" officeooo:paragraph-rsid="001c5f78" style:font-weight-asian="bold" style:font-weight-complex="bold"/>
    </style:style>
    <style:style style:name="P7" style:family="paragraph" style:parent-style-name="Standard">
      <style:text-properties officeooo:rsid="0020d0d3" officeooo:paragraph-rsid="0020d0d3"/>
    </style:style>
    <style:style style:name="P8" style:family="paragraph" style:parent-style-name="Standard">
      <style:text-properties officeooo:rsid="0023c74d" officeooo:paragraph-rsid="0023c74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/text:p>
      <text:p text:style-name="P2">Relacion laboral:</text:p>
      <text:p text:style-name="P2"><text:s/>Persona física (trabajador;presta servicios)↔ persona fisica/jurídica (empresario;abonar salario).</text:p>
      <text:p text:style-name="P6">VOLUNTARIA, POR CUENTA AJENA, REMUNERADA, PERSONAL, DEPENDIENTE.</text:p>
      <text:p text:style-name="P1"/>
      <text:p text:style-name="P1">Consecuencias:</text:p>
      <text:p text:style-name="P1">-(Obligación de contrato de trabajo oral o escrito <text:s/>&amp; Dar de alta seguridad social) <text:span text:style-name="T1">ANTES</text:span> de iniciar prestación si no no hay relación.</text:p>
      <text:p text:style-name="P1">-Se aplica normativa laboral </text:p>
      <text:p text:style-name="P3"/>
      <text:p text:style-name="P4"><text:span text:style-name="T1">RL Especial: </text:span>Cumple caracteristicas pero <text:span text:style-name="T1">no rige por ET</text:span>: Personal alta dirección, cuidadores, presos, deportistas elite, artistas, mercantiles sin asumir riesgo, discapacitdados en centro empleo, estibadores.</text:p>
      <text:p text:style-name="P4"><text:span text:style-name="T1">RLExcluida:</text:span> No aplica ningun tipo de norma laboral porque no cumplen requisitos/se rigen por nomas juridicas que excluyen: Funcionario, trabajo obligado, trabajo amistad/familiar, mercantil con riesgo, autónomo.</text:p>
      <text:p text:style-name="P4"/>
      <text:p text:style-name="P4">2.</text:p>
      <text:p text:style-name="P5">Trabajador capacidades para contrato:</text:p>
      <text:p text:style-name="P5">-Capacidad jurídica, Capacidad de obrar</text:p>
      <text:p text:style-name="P5">-+18 años, +16 emancipado o autorización</text:p>
      <text:p text:style-name="P5"/>
      <text:p text:style-name="P8">Limitaciones:</text:p>
      <text:p text:style-name="P8">&lt; 16 años prohibido cualquier trabajo menos intervencion en especaculo publico autorizado por autoridad laboral.</text:p>
      <text:p text:style-name="P8">&lt; 18 no trabajos nocturnos ni declarados insalubres, penosos, nocivos…</text:p>
      <text:p text:style-name="P8">&lt;18 prohibido HE</text:p>
      <text:p text:style-name="P8">Nacionalidad: Comunitario mi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42:35.566000000</meta:creation-date>
    <meta:generator>LibreOffice/5.4.2.2$Windows_X86_64 LibreOffice_project/22b09f6418e8c2d508a9eaf86b2399209b0990f4</meta:generator>
    <dc:date>2018-02-28T16:10:41.150000000</dc:date>
    <meta:editing-duration>PT6H20M4S</meta:editing-duration>
    <meta:editing-cycles>2</meta:editing-cycles>
    <meta:document-statistic meta:table-count="0" meta:image-count="0" meta:object-count="0" meta:page-count="1" meta:paragraph-count="18" meta:word-count="147" meta:character-count="1135" meta:non-whitespace-character-count="1003"/>
  </office:meta>
</office:document-meta>
</file>